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126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10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>
        <table:iteration table:maximum-difference="0.0001"/>
      </table:calculation-settings>
      <table:table table:name="Catalog Export Import XML Spe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9" table:default-cell-style-name="ce4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ax Allow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9"/>
          <table:table-cell table:style-name="ce5" table:number-columns-repeated="1009"/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/cata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atalog contai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/catalog/categor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/catalog/categories/categ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ies/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id, unique identification for a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categories/category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egory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ies/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Root</text:p>
          </table:table-cell>
          <table:table-cell office:value-type="string" calcext:value-type="string">
            <text:p>/catalog/categories/category/isRoo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category is a top level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/catalog/categories/category/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bes a category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categories/category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categories/category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categories/category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is category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Url</text:p>
          </table:table-cell>
          <table:table-cell office:value-type="string" calcext:value-type="string">
            <text:p>/catalog/categories/category/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image to be shown in category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s</text:p>
          </table:table-cell>
          <table:table-cell office:value-type="string" calcext:value-type="string">
            <text:p>/catalog/categoryRel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y rel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Relation</text:p>
          </table:table-cell>
          <table:table-cell office:value-type="string" calcext:value-type="string">
            <text:p>/catalog/categoryRelations/categoryRel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ntId</text:p>
          </table:table-cell>
          <table:table-cell office:value-type="string" calcext:value-type="string">
            <text:p>/catalog/categoryRelations/categoryRelation/paren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es relation's parent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/catalog/categoryRelations/categoryRelation/subCategory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sub-category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Relations/categoryRelation/subCategory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fies the sub-category in th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Relations/categoryRelation/subCategory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Relations/categoryRelation/subCategory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sub-catotegory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Configuration</text:p>
          </table:table-cell>
          <table:table-cell office:value-type="string" calcext:value-type="string">
            <text:p>/catalog/attributeConfigu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Attribute configuration det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/catalog/attributeConfiguration/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s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id, unique identification for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attributeConfiguration/attributes/attribute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type, one amongst those supported by the target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s/attribute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/catalog/attributeConfiguration/attributes/attribute/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value definitions for attribute types - select, multiselect, 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Def</text:p>
          </table:table-cell>
          <table:table-cell office:value-type="string" calcext:value-type="string">
            <text:p>/catalog/attributeConfiguration/attributes/attribute/values/valueDef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for describing a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/attribute/values/valueDef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value id, unique identification for an attribute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/catalog/attributeConfiguration/attributes/attribute/values/valueDef/valu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attributeConfiguration/attributes/attribute/values/valueDef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ition for th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s</text:p>
          </table:table-cell>
          <table:table-cell office:value-type="string" calcext:value-type="string">
            <text:p>/catalog/attributeConfiguration/attributeGrou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gro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Groups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s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id, unique identification for an attribute 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Groups/attributeGroup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group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edAttributes</text:p>
          </table:table-cell>
          <table:table-cell office:value-type="string" calcext:value-type="string">
            <text:p>/catalog/attributeConfiguration/attributeGroups/attributeGroup/groupedAttribu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in the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tribute</text:p>
          </table:table-cell>
          <table:table-cell office:value-type="string" calcext:value-type="string">
            <text:p>/catalog/attributeConfiguration/attributeGroups/attributeGroup/groupedAttributes/attribut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Groups/attributeGroup/groupedAttribut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Groups/attributeGroup/groupedAttribut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sition</text:p>
          </table:table-cell>
          <table:table-cell office:value-type="string" calcext:value-type="string">
            <text:p>/catalog/attributeConfiguration/attributeGroups/attributeGroup/groupedAttributes/attribute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attribute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s</text:p>
          </table:table-cell>
          <table:table-cell office:value-type="string" calcext:value-type="string">
            <text:p>/catalog/attributeConfiguration/attributeSe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se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</text:p>
          </table:table-cell>
          <table:table-cell office:value-type="string" calcext:value-type="string">
            <text:p>/catalog/attributeConfiguration/attributeSets/attribute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describing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s/attributeSe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id, unique identification for an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attributeConfiguration/attributeSets/attributeSe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ttribute se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Groups</text:p>
          </table:table-cell>
          <table:table-cell office:value-type="string" calcext:value-type="string">
            <text:p>/catalog/attributeConfiguration/attributeSets/attributeSet/attributeGroup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 groups in the attribute 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tributeGroup</text:p>
          </table:table-cell>
          <table:table-cell office:value-type="string" calcext:value-type="string">
            <text:p>/catalog/attributeConfiguration/attributeSets/attributeSet/attributeGroups/attributeGro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identifying an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/catalog/attributeConfiguration/attributeSets/attributeSet/attributeGroups/attributeGroup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 to an existing attribute grou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Active</text:p>
          </table:table-cell>
          <table:table-cell office:value-type="string" calcext:value-type="string">
            <text:p>/catalog/attributeConfiguration/attributeSets/attributeSet/attributeGroups/attributeGroup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/catalog/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products/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id, unique identification for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/catalog/products/product/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simple, indicates type of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catalog/products/product/na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Taxable</text:p>
          </table:table-cell>
          <table:table-cell office:value-type="string" calcext:value-type="string">
            <text:p>/catalog/products/product/isTax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tax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Shippable</text:p>
          </table:table-cell>
          <table:table-cell office:value-type="string" calcext:value-type="string">
            <text:p>/catalog/products/product/isShippab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product is shipp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rtDescription</text:p>
          </table:table-cell>
          <table:table-cell office:value-type="string" calcext:value-type="string">
            <text:p>/catalog/products/product/short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Description</text:p>
          </table:table-cell>
          <table:table-cell office:value-type="string" calcext:value-type="string">
            <text:p>/catalog/products/product/long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ng description for the product, HTML tags could b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Keywords</text:p>
          </table:table-cell>
          <table:table-cell office:value-type="string" calcext:value-type="string">
            <text:p>/catalog/products/product/metaKeyword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keywords primarily for SEO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Description</text:p>
          </table:table-cell>
          <table:table-cell office:value-type="string" calcext:value-type="string">
            <text:p>/catalog/products/product/metaDescrip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description primarily for SEO purpo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Title</text:p>
          </table:table-cell>
          <table:table-cell office:value-type="string" calcext:value-type="string">
            <text:p>/catalog/products/product/pageTitl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ta information primarily for display in the browser’s title bar when the product is being view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ImageUrl</text:p>
          </table:table-cell>
          <table:table-cell office:value-type="string" calcext:value-type="string">
            <text:p>/catalog/products/product/smal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smal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eImageUrl</text:p>
          </table:table-cell>
          <table:table-cell office:value-type="string" calcext:value-type="string">
            <text:p>/catalog/products/product/large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large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alImageUrl</text:p>
          </table:table-cell>
          <table:table-cell office:value-type="string" calcext:value-type="string">
            <text:p>/catalog/products/product/originalImageUrl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rl to the 'actual' image to be shown in product 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/catalog/products/product/pric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ice of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Price</text:p>
          </table:table-cell>
          <table:table-cell office:value-type="string" calcext:value-type="string">
            <text:p>/catalog/products/product/specialPri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/catalog/products/product/specialPrice/amoun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romotional Price amount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DateTime</text:p>
          </table:table-cell>
          <table:table-cell office:value-type="string" calcext:value-type="string">
            <text:p>/catalog/products/product/specialPrice/from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Start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ateTime</text:p>
          </table:table-cell>
          <table:table-cell office:value-type="string" calcext:value-type="string">
            <text:p>/catalog/products/product/specialPrice/toDateTim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etimestamp (UTC)</text:p>
          </table:table-cell>
          <table:table-cell office:value-type="string" calcext:value-type="string">
            <text:p>End date and time of promotional price of a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SetId</text:p>
          </table:table-cell>
          <table:table-cell office:value-type="string" calcext:value-type="string">
            <text:p>/catalog/products/product/attributeSet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 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Values</text:p>
          </table:table-cell>
          <table:table-cell office:value-type="string" calcext:value-type="string">
            <text:p>/catalog/products/product/attributeValue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attributes with values for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/catalog/products/product/attributeValues/attrib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n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s/product/attributeValues/attribute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attribu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lueDefId</text:p>
          </table:table-cell>
          <table:table-cell office:value-type="string" calcext:value-type="string">
            <text:p>/catalog/products/product/attributeValues/attribute/valueDef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one of the values defined for the attribute of types - select, multiselect, 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/catalog/products/product/attributeValues/attribute/valu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ains attribute value for attributes of type - text, textarea, 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s/product/attributeValues/attribute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attrib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/catalog/products/product/inven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inventory status and settings of a produ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nageStock</text:p>
          </table:table-cell>
          <table:table-cell office:value-type="string" calcext:value-type="string">
            <text:p>/catalog/products/product/inventory/manageSt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: N. To be used only for 'Drop-ship' products and 'made to order'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p</text:p>
          </table:table-cell>
          <table:table-cell office:value-type="string" calcext:value-type="string">
            <text:p>/catalog/products/product/inventory/atp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ATP/Quantity of a product. Optional for Bundle/MPPA, Downloadable/Digital produ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lowBackorders</text:p>
          </table:table-cell>
          <table:table-cell office:value-type="string" calcext:value-type="string">
            <text:p>/catalog/products/product/inventory/allowBackorder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 N. Y = Allow Qty Below 0 in Magento. N = No Backor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s</text:p>
          </table:table-cell>
          <table:table-cell office:value-type="string" calcext:value-type="string">
            <text:p>/catalog/categoryProdu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categories products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Product</text:p>
          </table:table-cell>
          <table:table-cell office:value-type="string" calcext:value-type="string">
            <text:p>/catalog/categories/category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category product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/catalog/categoryProducts/categoryProduct/category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catego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/catalog/categoryProducts/categoryProduct/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the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categoryProducts/categoryProduct/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categoryProducts/categoryProduct/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categoryProducts/categoryProduct/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Associations</text:p>
          </table:table-cell>
          <table:table-cell office:value-type="string" calcext:value-type="string">
            <text:p>/catalog/productAssociations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s list of product-product associ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/catalog/productAssociations/associ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product product associ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dFrom</text:p>
          </table:table-cell>
          <table:table-cell office:value-type="string" calcext:value-type="string">
            <text:p>/catalog/productAssociations/association/productIdFrom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ociatedProduct</text:p>
          </table:table-cell>
          <table:table-cell office:value-type="string" calcext:value-type="string">
            <text:p>/catalog/productAssociations/association/associatedProduct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iner with details describing a associated 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/catalog/productAssociations/association/associatedProduct/id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o an existing product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office:value-type="string" calcext:value-type="string">
            <text:p>assocType</text:p>
          </table:table-cell>
          <table:table-cell office:value-type="string" calcext:value-type="string">
            <text:p>/catalog/productAssociations/association/associatedProduct/assocTyp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0 - X-Sell, 1 - Up-Sell, 2 - Accessory/Related Product, 3 - Variant/Associated Product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isActive</text:p>
          </table:table-cell>
          <table:table-cell office:value-type="string" calcext:value-type="string">
            <text:p>/catalog/productAssociations/association/associatedProduct/isActive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id values : Y,N. Y indicates active relation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/catalog/productAssociations/association/associatedProduct/position</text:p>
          </table:table-cell>
          <table:table-cell office:value-type="string" calcext:value-type="string">
            <text:p>Yes*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dicates product's position amongst its siblings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/catalog/productAssociations/association/associatedProduct/quant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The quantity of a simple product that comprises a bundle product</text:p>
          </table:table-cell>
          <table:table-cell table:style-name="Default" table:number-columns-repeated="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8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55:37.0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nik Bhura</meta:initial-creator>
    <meta:creation-date>2015-11-27T14:46:24.158000000</meta:creation-date>
    <dc:date>2015-12-07T15:57:25.168000000</dc:date>
    <dc:creator>Shrenik Bhura</dc:creator>
    <meta:editing-duration>PT5M39S</meta:editing-duration>
    <meta:editing-cycles>2</meta:editing-cycles>
    <meta:generator>LibreOffice/5.0.3.2$Windows_x86 LibreOffice_project/e5f16313668ac592c1bfb310f4390624e3dbfb75</meta:generator>
    <meta:document-statistic meta:table-count="1" meta:cell-count="576" meta:object-count="0"/>
  </office:meta>
</office:document-meta>
</file>